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PMincho" svg:font-family="'MS PMinch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896in" style:rel-column-width="16543*"/>
    </style:style>
    <style:style style:name="Table1.B" style:family="table-column">
      <style:table-column-properties style:column-width="5.0035in" style:rel-column-width="4899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-asian="MS PMincho"/>
    </style:style>
    <style:style style:name="P2" style:family="paragraph" style:parent-style-name="Table_20_Contents">
      <style:text-properties officeooo:paragraph-rsid="00245dae" style:font-name-asian="MS PMincho"/>
    </style:style>
    <style:style style:name="P3" style:family="paragraph" style:parent-style-name="Table_20_Contents" style:list-style-name="L1">
      <style:text-properties officeooo:paragraph-rsid="00245dae" style:font-name-asian="MS PMincho"/>
    </style:style>
    <style:style style:name="P4" style:family="paragraph" style:parent-style-name="Table_20_Contents" style:list-style-name="L2">
      <style:text-properties style:font-name-asian="MS PMincho"/>
    </style:style>
    <style:style style:name="P5" style:family="paragraph" style:parent-style-name="Table_20_Contents" style:list-style-name="L3">
      <style:text-properties style:font-name-asian="MS PMincho"/>
    </style:style>
    <style:style style:name="P6" style:family="paragraph" style:parent-style-name="Table_20_Contents" style:list-style-name="L4">
      <style:text-properties officeooo:paragraph-rsid="00245dae" style:font-name-asian="MS PMincho"/>
    </style:style>
    <style:style style:name="P7" style:family="paragraph" style:parent-style-name="Table_20_Contents" style:list-style-name="L5">
      <style:text-properties officeooo:paragraph-rsid="002c2953" style:font-name-asian="MS PMincho"/>
    </style:style>
    <style:style style:name="P8" style:family="paragraph" style:parent-style-name="Table_20_Contents" style:list-style-name="L6">
      <style:text-properties officeooo:paragraph-rsid="00245dae" style:font-name-asian="MS PMincho"/>
    </style:style>
    <style:style style:name="P9" style:family="paragraph" style:parent-style-name="Table_20_Contents" style:list-style-name="L7">
      <style:text-properties officeooo:paragraph-rsid="00245dae" style:font-name-asian="MS PMincho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ユースケース名</text:p>
          </table:table-cell>
          <table:table-cell table:style-name="Table1.B1" office:value-type="string">
            <text:p text:style-name="P1">研究室の情報を閲覧する</text:p>
          </table:table-cell>
        </table:table-row>
        <table:table-row>
          <table:table-cell table:style-name="Table1.A2" office:value-type="string">
            <text:p text:style-name="P1">アクター</text:p>
          </table:table-cell>
          <table:table-cell table:style-name="Table1.B2" office:value-type="string">
            <text:p text:style-name="P1">学生・教員</text:p>
          </table:table-cell>
        </table:table-row>
        <table:table-row>
          <table:table-cell table:style-name="Table1.A2" office:value-type="string">
            <text:p text:style-name="P1">事前条件</text:p>
          </table:table-cell>
          <table:table-cell table:style-name="Table1.B2" office:value-type="string">
            <text:list xml:id="list3524425276499248353" text:style-name="L1">
              <text:list-item>
                <text:p text:style-name="P3">研究室情報一覧ページが表示されている</text:p>
              </text:list-item>
            </text:list>
          </table:table-cell>
        </table:table-row>
        <table:table-row>
          <table:table-cell table:style-name="Table1.A2" office:value-type="string">
            <text:p text:style-name="P1">基本系列</text:p>
          </table:table-cell>
          <table:table-cell table:style-name="Table1.B2" office:value-type="string">
            <text:list xml:id="list770788075273505066" text:style-name="L2">
              <text:list-item>
                <text:p text:style-name="P4">システムが研究室一覧ページを表示する</text:p>
              </text:list-item>
              <text:list-item>
                <text:p text:style-name="P4">アクターが各研究室のリンクを押下する</text:p>
              </text:list-item>
              <text:list-item>
                <text:p text:style-name="P4">システムが各研究室の情報を表示するページを表示する</text:p>
              </text:list-item>
            </text:list>
          </table:table-cell>
        </table:table-row>
        <table:table-row>
          <table:table-cell table:style-name="Table1.A2" office:value-type="string">
            <text:p text:style-name="P1">事後条件</text:p>
          </table:table-cell>
          <table:table-cell table:style-name="Table1.B2" office:value-type="string">
            <text:list xml:id="list2139420646183658335" text:style-name="L3">
              <text:list-item>
                <text:p text:style-name="P5">各研究室情報閲覧ページが表示されている</text:p>
              </text:list-item>
            </text:list>
          </table:table-cell>
        </table:table-row>
        <table:table-row>
          <table:table-cell table:style-name="Table1.A2" office:value-type="string">
            <text:p text:style-name="P1">説明</text:p>
          </table:table-cell>
          <table:table-cell table:style-name="Table1.B2" office:value-type="string">
            <text:list xml:id="list1078933893567039749" text:style-name="L4">
              <text:list-item>
                <text:p text:style-name="P6">情報</text:p>
              </text:list-item>
            </text:list>
            <text:list xml:id="list7084349531226997172" text:style-name="L5">
              <text:list-item>
                <text:p text:style-name="P7">教員が登録した研究室情報</text:p>
              </text:list-item>
            </text:list>
            <text:list xml:id="list631563349401" text:continue-list="list1078933893567039749" text:style-name="L4">
              <text:list-item>
                <text:p text:style-name="P6">研究室一覧ページ</text:p>
              </text:list-item>
            </text:list>
            <text:list xml:id="list4958018405865147405" text:style-name="L6">
              <text:list-item>
                <text:p text:style-name="P8">研究室の一覧を表示する</text:p>
              </text:list-item>
              <text:list-item>
                <text:p text:style-name="P8">各研究室の情報を表示するリンクを表示する</text:p>
              </text:list-item>
            </text:list>
            <text:list xml:id="list632172013870" text:continue-list="list631563349401" text:style-name="L4">
              <text:list-item>
                <text:p text:style-name="P6">研究室情報閲覧ページ</text:p>
              </text:list-item>
            </text:list>
            <text:list xml:id="list4435302694364043580" text:style-name="L7">
              <text:list-item>
                <text:p text:style-name="P9">各研究室の情報を表示する</text:p>
              </text:list-item>
              <text:list-item>
                <text:p text:style-name="P9">各研究室の評価平均を表示する</text:p>
              </text:list-item>
              <text:list-item>
                <text:p text:style-name="P9">研究室一覧ページに戻るための「一覧に戻る」リンクを表示する</text:p>
              </text:list-item>
            </text:list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S PMincho" svg:font-family="'MS PMinch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9T22:11:44.870156000</meta:creation-date>
    <dc:date>2014-11-30T00:06:30.475683000</dc:date>
    <meta:editing-duration>PT1H24M11S</meta:editing-duration>
    <meta:editing-cycles>24</meta:editing-cycles>
    <meta:generator>LibreOffice/4.3.4.1$MacOSX_x86 LibreOffice_project/bc356b2f991740509f321d70e4512a6a54c5f243</meta:generator>
    <meta:document-statistic meta:table-count="1" meta:image-count="0" meta:object-count="0" meta:page-count="1" meta:paragraph-count="22" meta:word-count="271" meta:character-count="279" meta:non-whitespace-character-count="279"/>
  </office:meta>
</office:document-meta>
</file>